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hadow="none" fo:keep-with-next="always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>
      <style:paragraph-properties style:shadow="none" fo:keep-with-next="always"/>
    </style:style>
    <style:style style:name="P5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echeances/droitsEcheancesAffilieCommun#%</text:p>
      <text:p text:style-name="Standard"/>
      <text:p text:style-name="P3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3"/>
      <text:p text:style-name="P3">%=droitEcheanceAffilieInd_texteSalutations=%</text:p>
      <text:p text:style-name="P2"/>
      <text:p text:style-name="P2"/>
      <text:p text:style-name="P2"/>
      <text:p text:style-name="P2"/>
      <text:p text:style-name="P2">%#include AL/commun/signatures/standard#%</text:p>
      <text:p text:style-name="P1">%=pushToEnd()=%</text:p>
      <text:p text:style-name="P1">%#include AL/echeances/droitsEcheancesAffilieNonActif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5.0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4-02-17T13:49:07</dc:date>
    <meta:editing-cycles>52</meta:editing-cycles>
    <meta:editing-duration>PT14H43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6" meta:character-count="417"/>
  </office:meta>
</office:document-meta>
</file>